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9f37" officeooo:paragraph-rsid="00049f37"/>
    </style:style>
    <style:style style:name="P2" style:family="paragraph" style:parent-style-name="Standard">
      <style:text-properties fo:font-weight="bold" officeooo:rsid="00049f37" officeooo:paragraph-rsid="0014991c" style:font-weight-asian="bold" style:font-weight-complex="bold"/>
    </style:style>
    <style:style style:name="P3" style:family="paragraph" style:parent-style-name="Standard">
      <style:text-properties fo:font-weight="bold" officeooo:rsid="0007e176" officeooo:paragraph-rsid="0007e176" style:font-weight-asian="bold" style:font-weight-complex="bold"/>
    </style:style>
    <style:style style:name="P4" style:family="paragraph" style:parent-style-name="Standard">
      <style:text-properties fo:font-weight="bold" officeooo:rsid="000897cd" officeooo:paragraph-rsid="000897cd" style:font-weight-asian="bold" style:font-weight-complex="bold"/>
    </style:style>
    <style:style style:name="P5" style:family="paragraph" style:parent-style-name="Standard">
      <style:text-properties fo:font-weight="bold" officeooo:rsid="000c9fba" officeooo:paragraph-rsid="000c9fba" style:font-weight-asian="bold" style:font-weight-complex="bold"/>
    </style:style>
    <style:style style:name="P6" style:family="paragraph" style:parent-style-name="Standard">
      <style:text-properties fo:font-size="14pt" fo:font-weight="bold" officeooo:rsid="0007295f" officeooo:paragraph-rsid="0007295f" style:font-size-asian="14pt" style:font-weight-asian="bold" style:font-size-complex="14pt" style:font-weight-complex="bold"/>
    </style:style>
    <style:style style:name="P7" style:family="paragraph" style:parent-style-name="Standard">
      <style:text-properties fo:font-weight="normal" officeooo:rsid="000897cd" officeooo:paragraph-rsid="000897cd" style:font-weight-asian="normal" style:font-weight-complex="normal"/>
    </style:style>
    <style:style style:name="P8" style:family="paragraph" style:parent-style-name="Standard">
      <style:text-properties fo:font-weight="normal" officeooo:rsid="0007e176" officeooo:paragraph-rsid="0007e176" style:font-weight-asian="normal" style:font-weight-complex="normal"/>
    </style:style>
    <style:style style:name="P9" style:family="paragraph" style:parent-style-name="Standard">
      <style:text-properties officeooo:rsid="001efd27" officeooo:paragraph-rsid="001efd27"/>
    </style:style>
    <style:style style:name="P10" style:family="paragraph" style:parent-style-name="Standard">
      <style:text-properties fo:font-weight="normal" officeooo:rsid="001b46c5" officeooo:paragraph-rsid="001b46c5" style:font-weight-asian="normal" style:font-weight-complex="normal"/>
    </style:style>
    <style:style style:name="P11" style:family="paragraph" style:parent-style-name="Standard">
      <style:text-properties fo:font-weight="normal" officeooo:rsid="0023d6f0" officeooo:paragraph-rsid="0023d6f0" style:font-weight-asian="normal" style:font-weight-complex="normal"/>
    </style:style>
    <style:style style:name="P12" style:family="paragraph" style:parent-style-name="Standard">
      <style:text-properties fo:font-weight="normal" officeooo:rsid="0023d6f0" officeooo:paragraph-rsid="002d93a9" style:font-weight-asian="normal" style:font-weight-complex="normal"/>
    </style:style>
    <style:style style:name="P13" style:family="paragraph" style:parent-style-name="Standard">
      <style:text-properties fo:font-weight="normal" officeooo:rsid="001aac2c" officeooo:paragraph-rsid="001aac2c" style:font-weight-asian="normal" style:font-weight-complex="normal"/>
    </style:style>
    <style:style style:name="P14" style:family="paragraph" style:parent-style-name="Standard">
      <style:text-properties fo:font-weight="normal" officeooo:rsid="002623c0" officeooo:paragraph-rsid="002623c0" style:font-weight-asian="normal" style:font-weight-complex="normal"/>
    </style:style>
    <style:style style:name="P15" style:family="paragraph" style:parent-style-name="Standard">
      <style:text-properties fo:font-weight="normal" officeooo:rsid="0029a893" officeooo:paragraph-rsid="0029a893" style:font-weight-asian="normal" style:font-weight-complex="normal"/>
    </style:style>
    <style:style style:name="P16" style:family="paragraph" style:parent-style-name="Standard">
      <style:text-properties fo:font-weight="normal" officeooo:rsid="003158d2" officeooo:paragraph-rsid="003158d2" style:font-weight-asian="normal" style:font-weight-complex="normal"/>
    </style:style>
    <style:style style:name="P17" style:family="paragraph" style:parent-style-name="Standard">
      <style:text-properties fo:font-weight="normal" officeooo:rsid="003158d2" officeooo:paragraph-rsid="0033bd3c" style:font-weight-asian="normal" style:font-weight-complex="normal"/>
    </style:style>
    <style:style style:name="P18" style:family="paragraph" style:parent-style-name="Standard">
      <style:text-properties officeooo:rsid="00049f37" officeooo:paragraph-rsid="00049f37"/>
    </style:style>
    <style:style style:name="P19" style:family="paragraph" style:parent-style-name="Standard">
      <style:text-properties officeooo:rsid="000c9fba" officeooo:paragraph-rsid="000c9fba"/>
    </style:style>
    <style:style style:name="P20" style:family="paragraph" style:parent-style-name="Standard">
      <style:text-properties officeooo:rsid="002b8daf" officeooo:paragraph-rsid="002b8daf"/>
    </style:style>
    <style:style style:name="P21" style:family="paragraph" style:parent-style-name="Standard">
      <style:text-properties fo:font-weight="bold" officeooo:rsid="0030c2c1" officeooo:paragraph-rsid="0030c2c1" style:font-weight-asian="bold" style:font-weight-complex="bold"/>
    </style:style>
    <style:style style:name="T1" style:family="text">
      <style:text-properties officeooo:rsid="0007e176"/>
    </style:style>
    <style:style style:name="T2" style:family="text">
      <style:text-properties officeooo:rsid="00140f52"/>
    </style:style>
    <style:style style:name="T3" style:family="text">
      <style:text-properties officeooo:rsid="001efd27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6b51d" style:font-weight-asian="normal" style:font-weight-complex="normal"/>
    </style:style>
    <style:style style:name="T6" style:family="text">
      <style:text-properties fo:font-weight="normal" officeooo:rsid="0027f7bd" style:font-weight-asian="normal" style:font-weight-complex="normal"/>
    </style:style>
    <style:style style:name="T7" style:family="text">
      <style:text-properties officeooo:rsid="002b8daf"/>
    </style:style>
    <style:style style:name="T8" style:family="text">
      <style:text-properties officeooo:rsid="002d93a9"/>
    </style:style>
    <style:style style:name="T9" style:family="text">
      <style:text-properties officeooo:rsid="0033bd3c"/>
    </style:style>
    <style:style style:name="T10" style:family="text">
      <style:text-properties officeooo:rsid="003977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Name: Rodney Stephen Rodrigues</text:p>
      <text:p text:style-name="P6">Roll No: 174101036</text:p>
      <text:p text:style-name="P1"/>
      <text:p text:style-name="P21">Legal configuration condition:</text:p>
      <text:p text:style-name="P16"/>
      <text:p text:style-name="P16">Guard of process 0 is enabled <text:span text:style-name="T9">and guard of other processes is diabled</text:span> | </text:p>
      <text:p text:style-name="P17">Guard of process <text:span text:style-name="T9">1</text:span> is enabled <text:span text:style-name="T9">and guard of other processes is diabled</text:span> | </text:p>
      <text:p text:style-name="P17">Guard of process <text:span text:style-name="T9">2</text:span> is enabled <text:span text:style-name="T9">and guard of other processes is diabled</text:span> | </text:p>
      <text:p text:style-name="P17">Guard of process <text:span text:style-name="T9">3</text:span> is enabled <text:span text:style-name="T9">and guard of other processes is diabled</text:span></text:p>
      <text:p text:style-name="P1"/>
      <text:p text:style-name="P2"><text:span text:style-name="T2">Self-stabilization</text:span> <text:span text:style-name="T1">P</text:span>roperty<text:span text:style-name="T2">(</text:span>Convergence<text:span text:style-name="T2">)</text:span>:</text:p>
      <text:p text:style-name="P1"/>
      <text:p text:style-name="P9">Only a single guard is enabled eventually after system reaches a legal -- configuration i.e converges</text:p>
      <text:p text:style-name="P1"><text:span text:style-name="T3">(or t</text:span>he values of states of all processes are equal <text:span text:style-name="T3">infinitely often -&gt; less accurate than above specification)</text:span></text:p>
      <text:p text:style-name="P20">Specified as:</text:p>
      <text:p text:style-name="P20">Sometime in the future(le<text:span text:style-name="T8">gal</text:span> configuration condition is reached)</text:p>
      <text:p text:style-name="P1"/>
      <text:p text:style-name="P3">Liveness Property:</text:p>
      <text:p text:style-name="P8"/>
      <text:p text:style-name="P13">The guard of each process is enabled infinitely often.</text:p>
      <text:p text:style-name="P14">Specified as:</text:p>
      <text:p text:style-name="P15">Infinitely often(guard of process 0 is enabled) &amp; Infinitely often(guard of process 1 is enabled) &amp; Infinitely often(guard of process 2 is enabled) &amp; Infinitely often(guard of process 3 is enabled)</text:p>
      <text:p text:style-name="P8"/>
      <text:p text:style-name="P8"/>
      <text:p text:style-name="P4">Safety Property:</text:p>
      <text:p text:style-name="P7"/>
      <text:p text:style-name="P10">The number of processes with an enabled guard is exactly one after convergence i.e after system reaches a legal configuration</text:p>
      <text:p text:style-name="P11">Specified as:</text:p>
      <text:p text:style-name="P12">Sometime in the future<text:span text:style-name="T7">( legal configuration condition)</text:span> &amp; always(<text:span text:style-name="T8">legal configuration condition</text:span> -&gt; next step <text:span text:style-name="T10">satisfies</text:span>(<text:span text:style-name="T7">legal configuration condition</text:span>)<text:span text:style-name="T7">)</text:span></text:p>
      <text:p text:style-name="P7"/>
      <text:p text:style-name="P5">Fairness constraints:</text:p>
      <text:p text:style-name="P5"/>
      <text:p text:style-name="P19"><text:span text:style-name="T4">All processes should get </text:span><text:span text:style-name="T5">to </text:span><text:span text:style-name="T4">run infinitely often, </text:span><text:span text:style-name="T6">in case of interleaving process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3T22:17:48.470180571</meta:creation-date>
    <dc:date>2018-04-17T13:54:15.935476698</dc:date>
    <meta:editing-duration>PT1H11S</meta:editing-duration>
    <meta:editing-cycles>28</meta:editing-cycles>
    <meta:generator>LibreOffice/5.1.6.2$Linux_X86_64 LibreOffice_project/10m0$Build-2</meta:generator>
    <meta:document-statistic meta:table-count="0" meta:image-count="0" meta:object-count="0" meta:page-count="1" meta:paragraph-count="22" meta:word-count="211" meta:character-count="1381" meta:non-whitespace-character-count="1189"/>
  </office:meta>
</office:document-meta>
</file>